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170162" officeooo:paragraph-rsid="00170162"/>
    </style:style>
    <style:style style:name="P3" style:family="paragraph" style:parent-style-name="Standard">
      <style:text-properties style:text-underline-style="none" officeooo:rsid="0018614e" officeooo:paragraph-rsid="0018614e"/>
    </style:style>
    <style:style style:name="P4" style:family="paragraph" style:parent-style-name="Standard">
      <style:text-properties style:text-underline-style="none" officeooo:rsid="001bbfc5" officeooo:paragraph-rsid="001bbfc5"/>
    </style:style>
    <style:style style:name="P5" style:family="paragraph" style:parent-style-name="Standard">
      <style:text-properties style:text-underline-style="none" officeooo:rsid="001c0f37" officeooo:paragraph-rsid="001c0f37"/>
    </style:style>
    <style:style style:name="P6" style:family="paragraph" style:parent-style-name="Standard">
      <style:text-properties officeooo:rsid="0018c901" officeooo:paragraph-rsid="0018c901"/>
    </style:style>
    <style:style style:name="P7" style:family="paragraph" style:parent-style-name="Standard">
      <style:text-properties officeooo:rsid="0019ebd7" officeooo:paragraph-rsid="0019ebd7"/>
    </style:style>
    <style:style style:name="P8" style:family="paragraph" style:parent-style-name="Standard">
      <style:paragraph-properties style:line-height-at-least="0.503cm"/>
      <style:text-properties fo:color="#d4d4d4" style:font-name="Droid Sans Mono" fo:font-size="10.5pt" fo:font-weight="normal" fo:background-color="#1e1e1e"/>
    </style:style>
    <style:style style:name="P9" style:family="paragraph" style:parent-style-name="Standard">
      <style:text-properties fo:color="#d4d4d4" style:font-name="Droid Sans Mono" fo:font-size="10.5pt" style:text-underline-style="none" fo:font-weight="normal" officeooo:rsid="001bbfc5" officeooo:paragraph-rsid="001bbfc5" fo:background-color="#1e1e1e"/>
    </style:style>
    <style:style style:name="P10" style:family="paragraph" style:parent-style-name="Standard">
      <style:text-properties style:text-underline-style="solid" style:text-underline-width="auto" style:text-underline-color="font-color" officeooo:rsid="00170162" officeooo:paragraph-rsid="00170162"/>
    </style:style>
    <style:style style:name="P11" style:family="paragraph" style:parent-style-name="Standard">
      <style:text-properties style:text-underline-style="solid" style:text-underline-width="auto" style:text-underline-color="font-color" officeooo:rsid="0018614e" officeooo:paragraph-rsid="0018614e"/>
    </style:style>
    <style:style style:name="P12" style:family="paragraph" style:parent-style-name="Standard">
      <style:text-properties style:text-underline-style="solid" style:text-underline-width="auto" style:text-underline-color="font-color" officeooo:rsid="0019ebd7" officeooo:paragraph-rsid="0019ebd7"/>
    </style:style>
    <style:style style:name="P13" style:family="paragraph" style:parent-style-name="Standard">
      <style:text-properties style:text-underline-style="solid" style:text-underline-width="auto" style:text-underline-color="font-color" officeooo:rsid="001bbfc5" officeooo:paragraph-rsid="001bbfc5"/>
    </style:style>
    <style:style style:name="P14" style:family="paragraph" style:parent-style-name="Heading_20_1">
      <style:text-properties style:text-underline-style="none" officeooo:rsid="001c0f37" officeooo:paragraph-rsid="001c0f37"/>
    </style:style>
    <style:style style:name="P15" style:family="paragraph" style:parent-style-name="Standard">
      <style:text-properties style:text-underline-style="none" officeooo:rsid="001c0f37" officeooo:paragraph-rsid="001c0f37"/>
    </style:style>
    <style:style style:name="P16" style:family="paragraph" style:parent-style-name="Standard">
      <style:text-properties style:text-underline-style="none" officeooo:rsid="00209d5d" officeooo:paragraph-rsid="00209d5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T1" style:family="text">
      <style:text-properties fo:font-style="italic"/>
    </style:style>
    <style:style style:name="T2" style:family="text">
      <style:text-properties fo:language="es" fo:country="VE"/>
    </style:style>
    <style:style style:name="T3" style:family="text">
      <style:text-properties style:rfc-language-tag="sr-Latn" fo:language="sr" fo:script="Latn"/>
    </style:style>
    <style:style style:name="T4" style:family="text">
      <style:text-properties style:text-underline-style="solid" style:text-underline-width="auto" style:text-underline-color="font-color"/>
    </style:style>
    <style:style style:name="T5" style:family="text">
      <style:text-properties fo:color="#808080"/>
    </style:style>
    <style:style style:name="T6" style:family="text">
      <style:text-properties fo:color="#569cd6"/>
    </style:style>
    <style:style style:name="T7" style:family="text">
      <style:text-properties fo:color="#9cdcfe"/>
    </style:style>
    <style:style style:name="T8" style:family="text">
      <style:text-properties fo:color="#ce917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lantillas Jinja2</text:h>
      <text:p text:style-name="Text_20_body">Abrir temario <text:span text:style-name="T1">playlist_play</text:span> </text:p>
      <text:p text:style-name="Text_20_body">Lo lees en 1 Min. </text:p>
      <text:p text:style-name="Text_20_body">Como mencionamos anteriormente <text:span text:style-name="Emphasis">Flask</text:span> utiliza el motor de templates (platillas) <text:a xlink:type="simple" xlink:href="http://jinja.pocoo.org/docs/2.10/2" text:style-name="Internet_20_link" text:visited-style-name="Visited_20_Internet_20_Link"><text:span text:style-name="Emphasis">Jinja2</text:span></text:a><text:a xlink:type="simple" xlink:href="http://jinja.pocoo.org/docs/2.10/2" text:style-name="Internet_20_link" text:visited-style-name="Visited_20_Internet_20_Link"> </text:a>, este es, quizás, una de las librerías más populares de Python, con ella podemos generar documentos HTML de una forma rápida y sencilla.</text:p>
      <text:p text:style-name="Text_20_body">Al trabajar con <text:span text:style-name="Emphasis">Jinja2</text:span> debemos tener presentes 3 elementos importantes:</text:p>
      <text:list xml:id="list1474556811" text:style-name="L1">
        <text:list-item>
          <text:p text:style-name="P19">Variables {{ variable }} </text:p>
        </text:list-item>
        <text:list-item>
          <text:p text:style-name="P19">Instrucciones {% instrucción %} </text:p>
        </text:list-item>
        <text:list-item>
          <text:p text:style-name="P17">Comentarios {# comentarios #} </text:p>
        </text:list-item>
      </text:list>
      <text:p text:style-name="Text_20_body">En esta ocasión me gustaría compartir un par de ejemplos de lo que podemos hacer en nuestros templates.</text:p>
      <text:h text:style-name="Heading_20_3" text:outline-level="3">Uso de variables</text:h>
      <text:p text:style-name="Text_20_body">Si nosotros así lo deseamos podemos enviar objetos a nuestro templates.</text:p>
      <text:p text:style-name="Preformatted_20_Text"><text:span text:style-name="Source_20_Text"><text:span text:style-name="T2">&lt;</text:span></text:span><text:a xlink:type="simple" xlink:href="https://webplatform.github.io/docs/html/elements/h2" office:target-frame-name="_blank" xlink:show="new" text:style-name="Internet_20_link" text:visited-style-name="Visited_20_Internet_20_Link"><text:span text:style-name="Source_20_Text">h2</text:span></text:a><text:span text:style-name="Source_20_Text"><text:span text:style-name="T2">&gt;Hola {{ username }} &lt;/</text:span></text:span><text:a xlink:type="simple" xlink:href="https://webplatform.github.io/docs/html/elements/h2" office:target-frame-name="_blank" xlink:show="new" text:style-name="Internet_20_link" text:visited-style-name="Visited_20_Internet_20_Link"><text:span text:style-name="Source_20_Text">h2</text:span></text:a><text:span text:style-name="Source_20_Text"><text:span text:style-name="T2">&gt;</text:span></text:span></text:p>
      <text:p text:style-name="Preformatted_20_Text"><text:span text:style-name="Source_20_Text"><text:span text:style-name="T2">&lt;</text:span></text:span><text:a xlink:type="simple" xlink:href="https://webplatform.github.io/docs/html/elements/p" office:target-frame-name="_blank" xlink:show="new" text:style-name="Internet_20_link" text:visited-style-name="Visited_20_Internet_20_Link"><text:span text:style-name="Source_20_Text">p</text:span></text:a><text:span text:style-name="Source_20_Text"><text:span text:style-name="T2">&gt;</text:span></text:span></text:p>
      <text:p text:style-name="Preformatted_20_Text"><text:span text:style-name="Source_20_Text"><text:s text:c="4"/></text:span><text:span text:style-name="Source_20_Text"><text:span text:style-name="T2">Te encuentras en el curso {{ course.title }}</text:span></text:span></text:p>
      <text:p text:style-name="P1"><text:span text:style-name="Source_20_Text"><text:span text:style-name="T2">&lt;/</text:span></text:span><text:a xlink:type="simple" xlink:href="https://webplatform.github.io/docs/html/elements/p" office:target-frame-name="_blank" xlink:show="new" text:style-name="Internet_20_link" text:visited-style-name="Visited_20_Internet_20_Link"><text:span text:style-name="Source_20_Text">p</text:span></text:a><text:span text:style-name="Source_20_Text"><text:span text:style-name="T2">&gt;</text:span></text:span></text:p>
      <text:h text:style-name="Heading_20_3" text:outline-level="3">Uso de condiciones</text:h>
      <text:p text:style-name="Preformatted_20_Text"><text:span text:style-name="Source_20_Text"><text:span text:style-name="T2">{% if user_is_admin %}</text:span></text:span></text:p>
      <text:p text:style-name="Preformatted_20_Text"><text:span text:style-name="Source_20_Text"><text:s text:c="4"/></text:span><text:span text:style-name="Source_20_Text"><text:span text:style-name="T2">&lt;</text:span></text:span><text:a xlink:type="simple" xlink:href="https://webplatform.github.io/docs/html/elements/a" office:target-frame-name="_blank" xlink:show="new" text:style-name="Internet_20_link" text:visited-style-name="Visited_20_Internet_20_Link"><text:span text:style-name="Source_20_Text">a</text:span></text:a><text:span text:style-name="Source_20_Text"><text:span text:style-name="T2"> </text:span></text:span><text:a xlink:type="simple" xlink:href="https://webplatform.github.io/docs/html/attributes/href" office:target-frame-name="_blank" xlink:show="new" text:style-name="Internet_20_link" text:visited-style-name="Visited_20_Internet_20_Link"><text:span text:style-name="Source_20_Text">href</text:span></text:a><text:span text:style-name="Source_20_Text"><text:span text:style-name="T2">="{{ url_for('admin') }}"&gt;admin&lt;/</text:span></text:span><text:a xlink:type="simple" xlink:href="https://webplatform.github.io/docs/html/elements/a" office:target-frame-name="_blank" xlink:show="new" text:style-name="Internet_20_link" text:visited-style-name="Visited_20_Internet_20_Link"><text:span text:style-name="Source_20_Text">a</text:span></text:a><text:span text:style-name="Source_20_Text"><text:span text:style-name="T2">&gt;</text:span></text:span></text:p>
      <text:p text:style-name="Preformatted_20_Text"><text:span text:style-name="Source_20_Text"><text:span text:style-name="T2">{% else %}</text:span></text:span></text:p>
      <text:p text:style-name="Preformatted_20_Text"><text:span text:style-name="Source_20_Text"><text:s text:c="4"/></text:span><text:span text:style-name="Source_20_Text"><text:span text:style-name="T2">&lt;</text:span></text:span><text:a xlink:type="simple" xlink:href="https://webplatform.github.io/docs/html/elements/p" office:target-frame-name="_blank" xlink:show="new" text:style-name="Internet_20_link" text:visited-style-name="Visited_20_Internet_20_Link"><text:span text:style-name="Source_20_Text">p</text:span></text:a><text:span text:style-name="Source_20_Text"><text:span text:style-name="T2">&gt;No cuentas con los permisos suficientes&lt;/</text:span></text:span><text:a xlink:type="simple" xlink:href="https://webplatform.github.io/docs/html/elements/p" office:target-frame-name="_blank" xlink:show="new" text:style-name="Internet_20_link" text:visited-style-name="Visited_20_Internet_20_Link"><text:span text:style-name="Source_20_Text">p</text:span></text:a><text:span text:style-name="Source_20_Text"><text:span text:style-name="T2">&gt;</text:span></text:span></text:p>
      <text:p text:style-name="P1"><text:span text:style-name="Source_20_Text"><text:span text:style-name="T2">{% endif %}</text:span></text:span></text:p>
      <text:p text:style-name="Preformatted_20_Text"><text:span text:style-name="Source_20_Text"><text:span text:style-name="T2">{% if user_is_admin and user.permission_level == 5 %}</text:span></text:span></text:p>
      <text:p text:style-name="Preformatted_20_Text"><text:span text:style-name="Source_20_Text"><text:s text:c="4"/></text:span><text:span text:style-name="Source_20_Text"><text:span text:style-name="T2">&lt;</text:span></text:span><text:a xlink:type="simple" xlink:href="https://webplatform.github.io/docs/html/elements/a" office:target-frame-name="_blank" xlink:show="new" text:style-name="Internet_20_link" text:visited-style-name="Visited_20_Internet_20_Link"><text:span text:style-name="Source_20_Text">a</text:span></text:a><text:span text:style-name="Source_20_Text"><text:span text:style-name="T2"> </text:span></text:span><text:a xlink:type="simple" xlink:href="https://webplatform.github.io/docs/html/attributes/href" office:target-frame-name="_blank" xlink:show="new" text:style-name="Internet_20_link" text:visited-style-name="Visited_20_Internet_20_Link"><text:span text:style-name="Source_20_Text">href</text:span></text:a><text:span text:style-name="Source_20_Text"><text:span text:style-name="T2">="{{ url_for('admin') }}"&gt;admin&lt;/</text:span></text:span><text:a xlink:type="simple" xlink:href="https://webplatform.github.io/docs/html/elements/a" office:target-frame-name="_blank" xlink:show="new" text:style-name="Internet_20_link" text:visited-style-name="Visited_20_Internet_20_Link"><text:span text:style-name="Source_20_Text">a</text:span></text:a><text:span text:style-name="Source_20_Text"><text:span text:style-name="T2">&gt;</text:span></text:span></text:p>
      <text:p text:style-name="P1"><text:span text:style-name="Source_20_Text"><text:span text:style-name="T2">{% endif %}</text:span></text:span></text:p>
      <text:h text:style-name="Heading_20_3" text:outline-level="3">Uso de ciclos</text:h>
      <text:p text:style-name="Text_20_body">El único ciclo permitido por el motor <text:span text:style-name="Emphasis">Jinja2</text:span> es el ciclo <text:span text:style-name="Strong_20_Emphasis">for</text:span>.</text:p>
      <text:p text:style-name="Preformatted_20_Text"><text:span text:style-name="Source_20_Text"><text:span text:style-name="T2">&lt;</text:span></text:span><text:a xlink:type="simple" xlink:href="https://webplatform.github.io/docs/html/elements/ul" office:target-frame-name="_blank" xlink:show="new" text:style-name="Internet_20_link" text:visited-style-name="Visited_20_Internet_20_Link"><text:span text:style-name="Source_20_Text">ul</text:span></text:a><text:span text:style-name="Source_20_Text"><text:span text:style-name="T2">&gt;</text:span></text:span></text:p>
      <text:p text:style-name="Preformatted_20_Text"><text:span text:style-name="Source_20_Text"><text:s text:c="4"/></text:span><text:span text:style-name="Source_20_Text"><text:span text:style-name="T2">{% for val in [1,2,3,4,5,6,7,8,9] %}</text:span></text:span></text:p>
      <text:p text:style-name="Preformatted_20_Text"><text:span text:style-name="Source_20_Text"><text:s text:c="8"/></text:span><text:span text:style-name="Source_20_Text"><text:span text:style-name="T2">&lt;</text:span></text:span><text:a xlink:type="simple" xlink:href="https://webplatform.github.io/docs/html/elements/li" office:target-frame-name="_blank" xlink:show="new" text:style-name="Internet_20_link" text:visited-style-name="Visited_20_Internet_20_Link"><text:span text:style-name="Source_20_Text">li</text:span></text:a><text:span text:style-name="Source_20_Text"><text:span text:style-name="T2">&gt; {{ val }} &lt;/</text:span></text:span><text:a xlink:type="simple" xlink:href="https://webplatform.github.io/docs/html/elements/li" office:target-frame-name="_blank" xlink:show="new" text:style-name="Internet_20_link" text:visited-style-name="Visited_20_Internet_20_Link"><text:span text:style-name="Source_20_Text">li</text:span></text:a><text:span text:style-name="Source_20_Text"><text:span text:style-name="T2">&gt;</text:span></text:span></text:p>
      <text:p text:style-name="Preformatted_20_Text"><text:span text:style-name="Source_20_Text"><text:s text:c="4"/></text:span><text:span text:style-name="Source_20_Text"><text:span text:style-name="T2">{% endfor %}</text:span></text:span></text:p>
      <text:p text:style-name="P1"><text:span text:style-name="Source_20_Text"><text:span text:style-name="T2">&lt;/</text:span></text:span><text:a xlink:type="simple" xlink:href="https://webplatform.github.io/docs/html/elements/ul" office:target-frame-name="_blank" xlink:show="new" text:style-name="Internet_20_link" text:visited-style-name="Visited_20_Internet_20_Link"><text:span text:style-name="Source_20_Text">ul</text:span></text:a><text:span text:style-name="Source_20_Text"><text:span text:style-name="T2">&gt;</text:span></text:span></text:p>
      <text:p text:style-name="Text_20_body">Dentro del ciclo podemos acceder a diferentes atributos del objeto <text:span text:style-name="Emphasis">loop</text:span>.</text:p>
      <text:list xml:id="list1660576998" text:style-name="L2">
        <text:list-item>
          <text:p text:style-name="P20"><text:soft-page-break/>index: Interacción actual. El valor comienza en 1 </text:p>
        </text:list-item>
        <text:list-item>
          <text:p text:style-name="P20">index0: Iteración actual. El valor comienza en 0 (Ideal si deseamos replicar el comportamiento de la función <text:span text:style-name="Strong_20_Emphasis">enumerate</text:span>) </text:p>
        </text:list-item>
        <text:list-item>
          <text:p text:style-name="P20">first: Valor verdadero si nos encontramos en la primera iteración. </text:p>
        </text:list-item>
        <text:list-item>
          <text:p text:style-name="P20">last: Valor verdadero si nos encontramos en la última iteración. </text:p>
        </text:list-item>
        <text:list-item>
          <text:p text:style-name="P18">length: Número de iteraciones. </text:p>
        </text:list-item>
      </text:list>
      <text:p text:style-name="Text_20_body">Ejemplo</text:p>
      <text:p text:style-name="Preformatted_20_Text"><text:span text:style-name="Source_20_Text"><text:span text:style-name="T2">&lt;</text:span></text:span><text:a xlink:type="simple" xlink:href="https://webplatform.github.io/docs/html/elements/ul" office:target-frame-name="_blank" xlink:show="new" text:style-name="Internet_20_link" text:visited-style-name="Visited_20_Internet_20_Link"><text:span text:style-name="Source_20_Text">ul</text:span></text:a><text:span text:style-name="Source_20_Text"><text:span text:style-name="T2">&gt;</text:span></text:span></text:p>
      <text:p text:style-name="Preformatted_20_Text"><text:span text:style-name="Source_20_Text"><text:s text:c="4"/></text:span><text:span text:style-name="Source_20_Text"><text:span text:style-name="T2">{% for val in [1,2,3,4,5,6,7,8,9] %}</text:span></text:span></text:p>
      <text:p text:style-name="Preformatted_20_Text"><text:span text:style-name="Source_20_Text"><text:s text:c="8"/></text:span><text:span text:style-name="Source_20_Text"><text:span text:style-name="T2">&lt;</text:span></text:span><text:a xlink:type="simple" xlink:href="https://webplatform.github.io/docs/html/elements/li" office:target-frame-name="_blank" xlink:show="new" text:style-name="Internet_20_link" text:visited-style-name="Visited_20_Internet_20_Link"><text:span text:style-name="Source_20_Text">li</text:span></text:a><text:span text:style-name="Source_20_Text"><text:span text:style-name="T2">&gt; {{ loop.index0 }} - {{ val }} &lt;/</text:span></text:span><text:a xlink:type="simple" xlink:href="https://webplatform.github.io/docs/html/elements/li" office:target-frame-name="_blank" xlink:show="new" text:style-name="Internet_20_link" text:visited-style-name="Visited_20_Internet_20_Link"><text:span text:style-name="Source_20_Text">li</text:span></text:a><text:span text:style-name="Source_20_Text"><text:span text:style-name="T2">&gt;</text:span></text:span></text:p>
      <text:p text:style-name="Preformatted_20_Text"><text:span text:style-name="Source_20_Text"><text:s text:c="4"/></text:span><text:span text:style-name="Source_20_Text"><text:span text:style-name="T2">{% endfor %}</text:span></text:span></text:p>
      <text:p text:style-name="P1"><text:span text:style-name="Source_20_Text"><text:span text:style-name="T2">&lt;/</text:span></text:span><text:a xlink:type="simple" xlink:href="https://webplatform.github.io/docs/html/elements/ul" office:target-frame-name="_blank" xlink:show="new" text:style-name="Internet_20_link" text:visited-style-name="Visited_20_Internet_20_Link"><text:span text:style-name="Source_20_Text">ul</text:span></text:a><text:span text:style-name="Source_20_Text"><text:span text:style-name="T2">&gt; <text:s text:c="10"/></text:span></text:span></text:p>
      <text:h text:style-name="Heading_20_3" text:outline-level="3">Funciones</text:h>
      <text:p text:style-name="Text_20_body">Aunque la integración de <text:span text:style-name="Emphasis">Flask</text:span> y <text:span text:style-name="Emphasis">Jinja2</text:span> nos permite ejecutar ciertas funciones y métodos dentro de nuestro template, habrá ocasiones en las que necesitemos utilizar funciones propias, en esos casos lo que podemos hacer es enviar las funciones al template a través de la función render template.</text:p>
      <text:p text:style-name="Preformatted_20_Text"><text:span text:style-name="Source_20_Text"><text:span text:style-name="T2">def suma(val1, val2):</text:span></text:span></text:p>
      <text:p text:style-name="Preformatted_20_Text"><text:span text:style-name="Source_20_Text"><text:s text:c="4"/></text:span><text:span text:style-name="Source_20_Text"><text:span text:style-name="T2">return val1 + val2</text:span></text:span></text:p>
      <text:p text:style-name="Preformatted_20_Text"/>
      <text:p text:style-name="Preformatted_20_Text"><text:span text:style-name="Source_20_Text"><text:span text:style-name="T2">def suma_template():</text:span></text:span></text:p>
      <text:p text:style-name="Preformatted_20_Text"><text:span text:style-name="Source_20_Text"><text:s text:c="5"/></text:span><text:span text:style-name="Source_20_Text"><text:span text:style-name="T2">return render_template('suma.html', val1=10, </text:span></text:span></text:p>
      <text:p text:style-name="P1"><text:span text:style-name="Source_20_Text"><text:s text:c="41"/></text:span><text:span text:style-name="Source_20_Text"><text:span text:style-name="T2">val2=30, funcion=suma)</text:span></text:span></text:p>
      <text:p text:style-name="Preformatted_20_Text"><text:span text:style-name="Source_20_Text"><text:span text:style-name="T2">&lt;</text:span></text:span><text:a xlink:type="simple" xlink:href="https://webplatform.github.io/docs/html/elements/p" office:target-frame-name="_blank" xlink:show="new" text:style-name="Internet_20_link" text:visited-style-name="Visited_20_Internet_20_Link"><text:span text:style-name="Source_20_Text">p</text:span></text:a><text:span text:style-name="Source_20_Text"><text:span text:style-name="T2">&gt;</text:span></text:span></text:p>
      <text:p text:style-name="Preformatted_20_Text"><text:span text:style-name="Source_20_Text"><text:span text:style-name="T2">La suma de {{ val1 }} + {{ val2 }} es : {{ funcion(val1, val2) }}</text:span></text:span></text:p>
      <text:p text:style-name="P1"><text:span text:style-name="Source_20_Text"><text:span text:style-name="T2">&lt;/</text:span></text:span><text:a xlink:type="simple" xlink:href="https://webplatform.github.io/docs/html/elements/p" office:target-frame-name="_blank" xlink:show="new" text:style-name="Internet_20_link" text:visited-style-name="Visited_20_Internet_20_Link"><text:span text:style-name="Source_20_Text">p</text:span></text:a><text:span text:style-name="Source_20_Text"><text:span text:style-name="T2">&gt;</text:span></text:span></text:p>
      <text:h text:style-name="Heading_20_1" text:outline-level="1">¿Qué es el query string?</text:h>
      <text:p text:style-name="Text_20_body">Abrir temario <text:span text:style-name="T1">playlist_play</text:span> </text:p>
      <text:p text:style-name="Text_20_body">Lo lees en 1 Min. </text:p>
      <text:p text:style-name="Text_20_body">Dentro del protocolo HTTP podemos encontrar diferentes métodos (verbos) con los cuales podemos realizar diferentes tipos de peticiones. El método más utilizado sin duda es el método <text:span text:style-name="Emphasis">GET</text:span>, método cual nos permite obtener un recurso por parte del servidor, ya sea una página web, un archivo txt, un gif etc... </text:p>
      <text:p text:style-name="Text_20_body">Siempre que nosotros ingresamos a una sitio web, por ejemplo, <text:a xlink:type="simple" xlink:href="http://www.codigofacilito.com/" text:style-name="Internet_20_link" text:visited-style-name="Visited_20_Internet_20_Link">www.codigofacilito.com</text:a> utilizando nuestro navegador la petición al servidor se hará atraves del método <text:span text:style-name="Emphasis">GET</text:span>.</text:p>
      <text:p text:style-name="Text_20_body">Algo interesante de este método es que podemos enviar información al servidor de tal forma que seamos más precisos en el recurso que deseamos obtener. La información la enviaremos atraves de la <text:span text:style-name="Emphasis">URL</text:span>, en una sección denominada <text:span text:style-name="Emphasis">Query String</text:span>. Veamos un ejemplo.</text:p>
      <text:p text:style-name="Text_20_body"><text:soft-page-break/>Si nosotros realizamos una petición a la ruta</text:p>
      <text:p text:style-name="P1"><text:span text:style-name="Source_20_Text"><text:span text:style-name="T3">/users</text:span></text:span></text:p>
      <text:p text:style-name="Text_20_body">Espereamos que la respuesta (ya sea una página web, un objeto JSON o XML) tenga relación con usuarios. Si queremos (y el servidor lo permite) podemos enviar información extra.</text:p>
      <text:p text:style-name="P1"><text:span text:style-name="Source_20_Text"><text:span text:style-name="T3">/users?order=true</text:span></text:span></text:p>
      <text:p text:style-name="Text_20_body">En este caso realizamos la petición indicando que el servidor nos debe retornar los usuarios de forma ordenada. Todo lo que se encuentre después del signo de interrogación (?) lo conoceremos como <text:span text:style-name="Emphasis">Query String</text:span> y posee la siguiente estructura: </text:p>
      <text:p text:style-name="Text_20_body">__ llave (nombre del parametro) , signo igual (=) y valor. __</text:p>
      <text:p text:style-name="Standard"/>
      <text:p text:style-name="Standard"/>
      <text:p text:style-name="P2">callback </text:p>
      <text:p text:style-name="P2"/>
      <text:p text:style-name="P2">con el decorador </text:p>
      <text:p text:style-name="P2">@app.before_request <text:s/>para que sea al principio</text:p>
      <text:p text:style-name="P2"/>
      <text:p text:style-name="P2">@app.after_request <text:s text:c="2"/>para que sea despues de la peticion</text:p>
      <text:p text:style-name="P10"/>
      <text:p text:style-name="P10"/>
      <text:p text:style-name="P10"/>
      <text:p text:style-name="P10"/>
      <text:p text:style-name="P10"/>
      <text:p text:style-name="P11">PROYECTO</text:p>
      <text:p text:style-name="P11"/>
      <text:p text:style-name="P11"/>
      <text:p text:style-name="P3">crear carpeta app</text:p>
      <text:p text:style-name="P3">dentro de ella crear el archivo __init_py</text:p>
      <text:p text:style-name="P3"/>
      <text:p text:style-name="P3">crear un archivo manage.py</text:p>
      <text:p text:style-name="P3"/>
      <text:p text:style-name="P3">pip install flask</text:p>
      <text:p text:style-name="P3"/>
      <text:p text:style-name="P3">pip install flask-script</text:p>
      <text:p text:style-name="P2"/>
      <text:p text:style-name="P6">Ejecutar el proyecto </text:p>
      <text:p text:style-name="P6">python manage.py runserver</text:p>
      <text:p text:style-name="P6"/>
      <text:p text:style-name="P6"/>
      <text:p text:style-name="P6"/>
      <text:p text:style-name="P6">VIEWS</text:p>
      <text:p text:style-name="P6">crear un archivo views en el se definiran las vistas y rutas</text:p>
      <text:p text:style-name="P6"/>
      <text:p text:style-name="P7">se usara la clase blueprint<text:span text:style-name="T4"> d python</text:span></text:p>
      <text:p text:style-name="P12"/>
      <text:p text:style-name="P12"><text:soft-page-break/></text:p>
      <text:p text:style-name="P12"/>
      <text:p text:style-name="P12"/>
      <text:p text:style-name="P13"/>
      <text:p text:style-name="P13"/>
      <text:p text:style-name="P13">Archivos estaticos</text:p>
      <text:p text:style-name="P13"/>
      <text:p text:style-name="P4">utilizar en el templates</text:p>
      <text:p text:style-name="P4">url_for</text:p>
      <text:p text:style-name="P4"/>
      <text:p text:style-name="P9"><text:span text:style-name="T5">&lt;</text:span><text:span text:style-name="T6">script</text:span> <text:span text:style-name="T7">type</text:span>=<text:span text:style-name="T8">"text/javascript"</text:span> <text:span text:style-name="T7">src</text:span>=<text:span text:style-name="T8">"{{ url_for('static',filename='js/main.js') }}"</text:span><text:span text:style-name="T5">&gt;&lt;/</text:span><text:span text:style-name="T6">script</text:span><text:span text:style-name="T5">&gt;</text:span></text:p>
      <text:p text:style-name="P8"/>
      <text:p text:style-name="P4"/>
      <text:p text:style-name="P4"/>
      <text:p text:style-name="P5">para crear los fomularios se requiere pip install WTForms</text:p>
      <text:p text:style-name="P5"/>
      <text:p text:style-name="P5"/>
      <text:p text:style-name="P5"/>
      <text:p text:style-name="P5"/>
      <text:h text:style-name="P14" text:outline-level="1">Macros en Jinja2</text:h>
      <text:p text:style-name="Text_20_body">Abrir temario <text:span text:style-name="T1">playlist_play</text:span> </text:p>
      <text:p text:style-name="Text_20_body">Lo lees en 1 Min. </text:p>
      <text:p text:style-name="Text_20_body">Podemos ver los macros como funciones de Python. Haremos uso de ellos cuando tengamos la necesidad de reutilizar lógica de programación así como etiquetas HTML.</text:p>
      <text:p text:style-name="Text_20_body">Para definir una macro seguiremos la siguiente estructura.</text:p>
      <text:p text:style-name="Preformatted_20_Text"><text:span text:style-name="Source_20_Text"><text:span text:style-name="T2">{% macro nombre_macro (parametros) %}</text:span></text:span></text:p>
      <text:p text:style-name="Preformatted_20_Text"><text:span text:style-name="Source_20_Text"><text:s text:c="2"/></text:span><text:span text:style-name="Source_20_Text"><text:span text:style-name="T2">Etiquetas HTML y Códigp Python</text:span></text:span></text:p>
      <text:p text:style-name="P1"><text:span text:style-name="Source_20_Text"><text:span text:style-name="T2">{% endmacro %}</text:span></text:span></text:p>
      <text:p text:style-name="Text_20_body">Ejemplo.</text:p>
      <text:p text:style-name="Preformatted_20_Text"><text:span text:style-name="Source_20_Text"><text:span text:style-name="T2">{% macro suma (valor1, valor2) %}</text:span></text:span></text:p>
      <text:p text:style-name="Preformatted_20_Text"><text:span text:style-name="Source_20_Text"><text:s text:c="4"/></text:span><text:span text:style-name="Source_20_Text"><text:span text:style-name="T2">&lt;</text:span></text:span><text:a xlink:type="simple" xlink:href="https://webplatform.github.io/docs/html/elements/p" office:target-frame-name="_blank" xlink:show="new" text:style-name="Internet_20_link" text:visited-style-name="Visited_20_Internet_20_Link"><text:span text:style-name="Source_20_Text">p</text:span></text:a><text:span text:style-name="Source_20_Text"><text:span text:style-name="T2">&gt;La suma del valor {{ valor1 }} + más el valor {{ valor2 }} es : </text:span></text:span></text:p>
      <text:p text:style-name="Preformatted_20_Text"><text:span text:style-name="Source_20_Text"><text:s text:c="7"/></text:span><text:span text:style-name="Source_20_Text"><text:span text:style-name="T2">&lt;</text:span></text:span><text:a xlink:type="simple" xlink:href="https://webplatform.github.io/docs/html/elements/strong" office:target-frame-name="_blank" xlink:show="new" text:style-name="Internet_20_link" text:visited-style-name="Visited_20_Internet_20_Link"><text:span text:style-name="Source_20_Text">strong</text:span></text:a><text:span text:style-name="Source_20_Text"><text:span text:style-name="T2">&gt; {{ valor1 + valor2 }} &lt;/</text:span></text:span><text:a xlink:type="simple" xlink:href="https://webplatform.github.io/docs/html/elements/strong" office:target-frame-name="_blank" xlink:show="new" text:style-name="Internet_20_link" text:visited-style-name="Visited_20_Internet_20_Link"><text:span text:style-name="Source_20_Text">strong</text:span></text:a><text:span text:style-name="Source_20_Text"><text:span text:style-name="T2">&gt;</text:span></text:span></text:p>
      <text:p text:style-name="P1"><text:span text:style-name="Source_20_Text"><text:span text:style-name="T2">{% endmacro %}</text:span></text:span></text:p>
      <text:p text:style-name="Quotations">Es recomendable tener un macro por archivo. </text:p>
      <text:p text:style-name="Text_20_body">Por convención el nombre de los archivos macros comenzarán con un guión bajo (_).</text:p>
      <text:p text:style-name="Text_20_body">Para hacer uso de un macro dentro de nuestra plantilla será obligatorio realizar un import.</text:p>
      <text:p text:style-name="Preformatted_20_Text"><text:span text:style-name="Source_20_Text"><text:span text:style-name="T2">{% from "_macro.html" import suma %}</text:span></text:span></text:p>
      <text:p text:style-name="Preformatted_20_Text"><text:span text:style-name="Source_20_Text"><text:span text:style-name="T2">&lt;</text:span></text:span><text:a xlink:type="simple" xlink:href="https://webplatform.github.io/docs/html/elements/div" office:target-frame-name="_blank" xlink:show="new" text:style-name="Internet_20_link" text:visited-style-name="Visited_20_Internet_20_Link"><text:span text:style-name="Source_20_Text">div</text:span></text:a><text:span text:style-name="Source_20_Text"><text:span text:style-name="T2"> </text:span></text:span><text:a xlink:type="simple" xlink:href="https://webplatform.github.io/docs/html/attributes/class" office:target-frame-name="_blank" xlink:show="new" text:style-name="Internet_20_link" text:visited-style-name="Visited_20_Internet_20_Link"><text:span text:style-name="Source_20_Text">class</text:span></text:a><text:span text:style-name="Source_20_Text"><text:span text:style-name="T2">="container"&gt;</text:span></text:span></text:p>
      <text:p text:style-name="Preformatted_20_Text"><text:span text:style-name="Source_20_Text"><text:s text:c="4"/></text:span><text:span text:style-name="Source_20_Text"><text:span text:style-name="T2">{{ suma(val1, val2) }}</text:span></text:span></text:p>
      <text:p text:style-name="P1"><text:span text:style-name="Source_20_Text"><text:span text:style-name="T2">&lt;/</text:span></text:span><text:a xlink:type="simple" xlink:href="https://webplatform.github.io/docs/html/elements/div" office:target-frame-name="_blank" xlink:show="new" text:style-name="Internet_20_link" text:visited-style-name="Visited_20_Internet_20_Link"><text:span text:style-name="Source_20_Text">div</text:span></text:a><text:span text:style-name="Source_20_Text"><text:span text:style-name="T2">&gt;</text:span></text:span></text:p>
      <text:h text:style-name="P14" text:outline-level="1"><text:soft-page-break/>Honeypot un método anti spam</text:h>
      <text:p text:style-name="Text_20_body">Abrir temario <text:span text:style-name="T1">playlist_play</text:span> </text:p>
      <text:p text:style-name="Text_20_body">Lo lees en 1 Min. </text:p>
      <text:p text:style-name="Text_20_body">Una de las formas en las cuales podemos prevenir el <text:span text:style-name="Emphasis">spam</text:span> en nuestro sitio web es utilizando una pequeña técnica conocida como <text:span text:style-name="Emphasis">honeypot</text:span> (tarro de miel). Esta técnica consiste, principalmente, en colocar una pequeño señuelo con el fin que un posible atacante caiga en él y de esta forma proteger nuestro sistema.</text:p>
      <text:p text:style-name="Text_20_body">En esta ocasión implementaremos dicha técnica a través de nuestros formularios Flask.</text:p>
      <text:p text:style-name="Text_20_body">Lo primero que vamos a hacer es crear un nuevo campo a nuestro formulario <text:span text:style-name="Emphasis">RegisterForm</text:span>, esto con la finalidad de prevenir que algún atacante intente generar miles de cuentas válidas en nuestro sitio web.</text:p>
      <text:p text:style-name="Text_20_body">El campo será de tipo <text:span text:style-name="Emphasis">HiddenField</text:span>, esto quiere decir que el usuario final no podrá visualizar dicho campo en el navegador, por lo tanto se espera que el campo llegue al servidor sin ningún tipo de valor.</text:p>
      <text:p text:style-name="Preformatted_20_Text"><text:span text:style-name="Source_20_Text"><text:span text:style-name="T2">from wtforms import Form, <text:s/>HiddenField</text:span></text:span></text:p>
      <text:p text:style-name="Preformatted_20_Text"/>
      <text:p text:style-name="Preformatted_20_Text"><text:span text:style-name="Source_20_Text"><text:span text:style-name="T2">class RegisterForm(Form):</text:span></text:span></text:p>
      <text:p text:style-name="Preformatted_20_Text"><text:span text:style-name="Source_20_Text"><text:s text:c="4"/></text:span><text:span text:style-name="Source_20_Text"><text:span text:style-name="T2">...</text:span></text:span></text:p>
      <text:p text:style-name="P1"><text:span text:style-name="Source_20_Text"><text:s text:c="4"/></text:span><text:span text:style-name="Source_20_Text"><text:span text:style-name="T2">honeypot = HiddenField("", [ length_honeypot] )</text:span></text:span></text:p>
      <text:p text:style-name="Text_20_body">Agregamos una pequeña validación a nuestro campo. Si el campo contiene algún valor levantamos un error.</text:p>
      <text:p text:style-name="Preformatted_20_Text"><text:span text:style-name="Source_20_Text"><text:span text:style-name="T2">def length_honeypot(form, field):</text:span></text:span></text:p>
      <text:p text:style-name="Preformatted_20_Text"><text:span text:style-name="Source_20_Text"><text:s text:c="4"/></text:span><text:span text:style-name="Source_20_Text"><text:span text:style-name="T2">if len(field.data) &gt; 0:</text:span></text:span></text:p>
      <text:p text:style-name="P1"><text:span text:style-name="Source_20_Text"><text:s text:c="8"/></text:span><text:span text:style-name="Source_20_Text"><text:span text:style-name="T2">raise validators.ValidationError('Solo los humanos pueden completar el registro!')</text:span></text:span></text:p>
      <text:p text:style-name="Text_20_body">La función fácilmente puede ser remplzada por una validación (por ejemplo lenght) del modulo <text:span text:style-name="Emphasis">validators</text:span>.</text:p>
      <text:p text:style-name="Text_20_body">En nuestro template renderizamos el campo. No colocaremos ningún tipo de estilo ya que el campo es hidden.</text:p>
      <text:p text:style-name="P1"><text:span text:style-name="Source_20_Text"><text:span text:style-name="T2">{{ render_field(form.honeypot) }}</text:span></text:span></text:p>
      <text:p text:style-name="Text_20_body">Y listo, prácticamente con estas líneas de código podemos implementar nuestra trampa en un formulario. Si algún tipo de bot quiere generar usuarios inválidos hará la petición enviando valores para todos los campos (No sabrá diferenciar entre un campo oculto y uno visible). Al recibir un valor en el campo honeypot, un valor que no se espera por parte de un usuario normal, la validación será inválida.</text:p>
      <text:p text:style-name="P5"/>
      <text:p text:style-name="P16">LOGIN SESIONES</text:p>
      <text:p text:style-name="P16">instalar flask-logi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23:53:26.970435955</meta:creation-date>
    <dc:date>2020-04-22T21:16:48.489134093</dc:date>
    <meta:editing-duration>PT39M11S</meta:editing-duration>
    <meta:editing-cycles>7</meta:editing-cycles>
    <meta:generator>LibreOffice/6.1.5.2$Linux_X86_64 LibreOffice_project/10$Build-2</meta:generator>
    <meta:document-statistic meta:table-count="0" meta:image-count="0" meta:object-count="0" meta:page-count="5" meta:paragraph-count="126" meta:word-count="1097" meta:character-count="6974" meta:non-whitespace-character-count="5837"/>
  </office:meta>
</office:document-meta>
</file>